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3d73" fo:font-weight="bold" fo:background-color="#ffffff" style:font-weight-asian="bold" style:font-weight-complex="bold"/>
    </style:style>
    <style:style style:name="P2" style:family="paragraph" style:parent-style-name="Standard">
      <style:text-properties fo:color="#073763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73763"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color="#073763" fo:font-size="14pt" style:font-size-asian="14pt" style:font-size-complex="14pt"/>
    </style:style>
    <style:style style:name="P5" style:family="paragraph" style:parent-style-name="Standard">
      <style:text-properties fo:color="#073763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73763" fo:font-size="18pt" fo:font-weight="bold" officeooo:rsid="0009e845" officeooo:paragraph-rsid="0009e845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73763" fo:font-size="18pt" fo:font-weight="bold" officeooo:rsid="0009e845" officeooo:paragraph-rsid="0009e845" style:font-size-asian="18pt" style:font-weight-asian="bold" style:font-size-complex="18pt"/>
    </style:style>
    <style:style style:name="P8" style:family="paragraph" style:parent-style-name="Standard">
      <style:text-properties fo:color="#073763" fo:font-size="18pt" fo:font-weight="bold" officeooo:rsid="000aae36" officeooo:paragraph-rsid="000aae36" style:font-size-asian="18pt" style:font-weight-asian="bold" style:font-size-complex="18pt"/>
    </style:style>
    <style:style style:name="P9" style:family="paragraph" style:parent-style-name="Standard">
      <style:text-properties fo:color="#073763"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333333" fo:font-size="14pt" style:font-size-asian="14pt" style:font-size-complex="14pt"/>
    </style:style>
    <style:style style:name="P11" style:family="paragraph" style:parent-style-name="Standard">
      <style:text-properties fo:color="#333333" fo:font-size="13pt" fo:font-weight="normal" officeooo:rsid="0009e845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666666" fo:font-size="13pt" fo:font-weight="normal" style:font-size-asian="13pt" style:font-weight-asian="normal" style:font-size-complex="13pt"/>
    </style:style>
    <style:style style:name="P13" style:family="paragraph" style:parent-style-name="Standard">
      <style:text-properties fo:color="#666666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666666" fo:font-size="13pt" fo:font-weight="normal" officeooo:rsid="0009e845" officeooo:paragraph-rsid="0009e845" style:font-size-asian="13pt" style:font-weight-asian="normal" style:font-size-complex="13pt" style:font-weight-complex="normal"/>
    </style:style>
    <style:style style:name="P15" style:family="paragraph" style:parent-style-name="Standard">
      <style:text-properties fo:color="#666666" fo:font-size="13pt" fo:font-weight="normal" officeooo:rsid="0009e845" officeooo:paragraph-rsid="000a6ae0" style:font-size-asian="13pt" style:font-weight-asian="normal" style:font-size-complex="13pt" style:font-weight-complex="normal"/>
    </style:style>
    <style:style style:name="P16" style:family="paragraph" style:parent-style-name="Standard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666666" fo:font-size="13pt" fo:font-weight="normal" officeooo:rsid="000b42ab" officeooo:paragraph-rsid="000b42ab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666666" fo:font-size="13pt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color="#666666" fo:font-size="13pt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color="#666666" fo:font-size="13pt" officeooo:rsid="000aae36" officeooo:paragraph-rsid="000aae36" style:font-size-asian="13pt" style:font-size-complex="13pt"/>
    </style:style>
    <style:style style:name="P22" style:family="paragraph" style:parent-style-name="Standard">
      <style:text-properties fo:color="#666666" fo:font-size="13pt" fo:font-weight="bold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666666" fo:font-size="13pt" fo:font-weight="bold" style:font-size-asian="13pt" style:font-weight-asian="bold" style:font-size-complex="13pt"/>
    </style:style>
    <style:style style:name="P24" style:family="paragraph" style:parent-style-name="Standard">
      <style:text-properties fo:color="#666666" fo:font-size="18pt" fo:font-weight="bold" style:font-size-asian="18pt" style:font-weight-asian="bold" style:font-size-complex="18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73763" fo:font-size="18pt" style:font-size-asian="18pt" style:font-size-complex="18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73763" fo:font-size="18pt" fo:font-weight="bold" style:font-size-asian="18pt" style:font-weight-asian="bold" style:font-size-complex="18pt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73763" fo:font-size="18pt" fo:font-weight="bold" style:font-size-asian="18pt" style:font-weight-asian="bold" style:font-size-complex="18pt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73763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666666" fo:font-size="13pt" style:font-size-asian="13pt" style:font-size-complex="13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color="#666666" fo:font-size="12pt" style:font-size-asian="12pt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color="#666666" fo:font-size="13pt" style:font-size-asian="13pt" style:font-size-complex="13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fo:color="#434343" fo:font-size="13pt" style:font-size-asian="13pt" style:font-size-complex="13pt"/>
    </style:style>
    <style:style style:name="P34" style:family="paragraph" style:parent-style-name="Standard">
      <style:paragraph-properties fo:margin-left="2.54cm" fo:margin-right="0cm" fo:text-indent="0cm" style:auto-text-indent="false"/>
      <style:text-properties fo:color="#434343" fo:font-size="13pt" style:font-size-asian="13pt" style:font-size-complex="13pt"/>
    </style:style>
    <style:style style:name="P35" style:family="paragraph" style:parent-style-name="Standard">
      <style:paragraph-properties fo:margin-left="2.54cm" fo:margin-right="0cm" fo:text-indent="0cm" style:auto-text-indent="false"/>
      <style:text-properties fo:font-size="13pt" style:font-size-asian="13pt" style:font-size-complex="13pt"/>
    </style:style>
    <style:style style:name="P36" style:family="paragraph" style:parent-style-name="Standard">
      <style:paragraph-properties fo:margin-left="2.54cm" fo:margin-right="0cm" fo:text-indent="0cm" style:auto-text-indent="false"/>
      <style:text-properties fo:color="#666666" fo:font-size="13pt" style:font-size-asian="13pt" style:font-size-complex="13pt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fo:color="#666666" style:font-name="Lora" fo:font-size="12pt" officeooo:paragraph-rsid="000aae36" style:font-name-asian="Lora1" style:font-size-asian="12pt" style:font-name-complex="Lora1" style:font-size-complex="12pt"/>
    </style:style>
    <style:style style:name="P38" style:family="paragraph" style:parent-style-name="Standard" style:list-style-name="L1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39" style:family="paragraph" style:parent-style-name="Standard" style:list-style-name="L2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40" style:family="paragraph" style:parent-style-name="Standard" style:list-style-name="L3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41" style:family="paragraph" style:parent-style-name="Standard" style:list-style-name="L4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2" style:family="paragraph" style:parent-style-name="Standard" style:list-style-name="L5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3" style:family="paragraph" style:parent-style-name="Standard" style:list-style-name="L7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4" style:family="paragraph" style:parent-style-name="Standard" style:list-style-name="L8">
      <style:text-properties fo:color="#666666" fo:font-size="13pt" fo:font-weight="normal" officeooo:rsid="000b42ab" officeooo:paragraph-rsid="000b42ab" style:font-size-asian="13pt" style:font-weight-asian="normal" style:font-size-complex="13pt" style:font-weight-complex="normal"/>
    </style:style>
    <style:style style:name="P45" style:family="paragraph" style:parent-style-name="Standard" style:list-style-name="L6">
      <style:text-properties fo:color="#666666" fo:font-size="13pt" fo:font-weight="normal" officeooo:rsid="000b3573" officeooo:paragraph-rsid="000b3573" style:font-size-asian="13pt" style:font-weight-asian="normal" style:font-size-complex="13pt"/>
    </style:style>
    <style:style style:name="P46" style:family="paragraph" style:parent-style-name="Standard" style:list-style-name="WWNum10">
      <style:paragraph-properties fo:margin-left="1.27cm" fo:margin-right="0cm" fo:text-indent="-0.635cm" style:auto-text-indent="false"/>
      <style:text-properties fo:color="#666666" fo:font-size="13pt" style:font-size-asian="13pt" style:font-size-complex="13pt"/>
    </style:style>
    <style:style style:name="P47" style:family="paragraph" style:parent-style-name="Standard" style:list-style-name="WWNum1">
      <style:paragraph-properties fo:margin-left="1.27cm" fo:margin-right="0cm" fo:text-indent="-0.635cm" style:auto-text-indent="false"/>
      <style:text-properties fo:color="#666666" fo:font-size="13pt" style:font-size-asian="13pt" style:font-size-complex="13pt"/>
    </style:style>
    <style:style style:name="P48" style:family="paragraph" style:parent-style-name="Standard" style:list-style-name="WWNum8">
      <style:paragraph-properties fo:margin-left="1.27cm" fo:margin-right="0cm" fo:text-indent="-0.635cm" style:auto-text-indent="false"/>
      <style:text-properties fo:color="#073763" fo:font-size="13pt" style:font-size-asian="13pt" style:font-size-complex="13pt"/>
    </style:style>
    <style:style style:name="P49" style:family="paragraph" style:parent-style-name="Standard" style:list-style-name="WWNum9">
      <style:paragraph-properties fo:margin-left="1.27cm" fo:margin-right="0cm" fo:text-indent="-0.635cm" style:auto-text-indent="false"/>
      <style:text-properties fo:color="#073763" fo:font-size="13pt" style:font-size-asian="13pt" style:font-size-complex="13pt"/>
    </style:style>
    <style:style style:name="P50" style:family="paragraph" style:parent-style-name="Standard" style:list-style-name="WWNum3">
      <style:paragraph-properties fo:margin-left="1.27cm" fo:margin-right="0cm" fo:text-indent="-0.635cm" style:auto-text-indent="false"/>
      <style:text-properties fo:color="#073763" fo:font-size="13pt" style:font-size-asian="13pt" style:font-size-complex="13pt"/>
    </style:style>
    <style:style style:name="P51" style:family="paragraph" style:parent-style-name="Standard" style:list-style-name="WWNum4">
      <style:paragraph-properties fo:margin-left="1.27cm" fo:margin-right="0cm" fo:text-indent="-0.635cm" style:auto-text-indent="false"/>
      <style:text-properties fo:color="#073763" fo:font-size="13pt" style:font-size-asian="13pt" style:font-size-complex="13pt"/>
    </style:style>
    <style:style style:name="P52" style:family="paragraph" style:parent-style-name="Standard" style:list-style-name="WWNum2">
      <style:paragraph-properties fo:margin-left="2.54cm" fo:margin-right="0cm" fo:text-indent="-0.635cm" style:auto-text-indent="false"/>
      <style:text-properties fo:color="#666666" fo:font-size="13pt" style:font-size-asian="13pt" style:font-size-complex="13pt"/>
    </style:style>
    <style:style style:name="P53" style:family="paragraph" style:parent-style-name="Standard" style:list-style-name="WWNum7">
      <style:paragraph-properties fo:margin-left="2.54cm" fo:margin-right="0cm" fo:text-indent="-0.635cm" style:auto-text-indent="false"/>
      <style:text-properties fo:color="#666666" fo:font-size="13pt" style:font-size-asian="13pt" style:font-size-complex="13pt"/>
    </style:style>
    <style:style style:name="P54" style:family="paragraph" style:parent-style-name="Standard" style:list-style-name="WWNum6">
      <style:paragraph-properties fo:margin-left="2.54cm" fo:margin-right="0cm" fo:text-indent="-0.635cm" style:auto-text-indent="false"/>
      <style:text-properties fo:color="#666666" fo:font-size="13pt" style:font-size-asian="13pt" style:font-size-complex="13pt"/>
    </style:style>
    <style:style style:name="P55" style:family="paragraph" style:parent-style-name="Standard" style:list-style-name="WWNum5">
      <style:paragraph-properties fo:margin-left="3.81cm" fo:margin-right="0cm" fo:text-indent="-0.635cm" style:auto-text-indent="false"/>
      <style:text-properties fo:color="#666666" fo:font-size="13pt" style:font-size-asian="13pt" style:font-size-complex="13pt"/>
    </style:style>
    <style:style style:name="T1" style:family="text">
      <style:text-properties fo:color="#073763" fo:font-size="36pt" style:font-size-asian="36pt" style:font-size-complex="36pt"/>
    </style:style>
    <style:style style:name="T2" style:family="text">
      <style:text-properties fo:color="#073763" fo:font-size="11pt" style:font-size-asian="11pt" style:font-size-complex="11pt"/>
    </style:style>
    <style:style style:name="T3" style:family="text">
      <style:text-properties fo:color="#073763" fo:font-size="11pt" officeooo:rsid="0007aa16" style:font-size-asian="11pt" style:font-size-complex="11pt"/>
    </style:style>
    <style:style style:name="T4" style:family="text">
      <style:text-properties fo:color="#073763" fo:font-size="11pt" officeooo:rsid="0016874f" style:font-size-asian="11pt" style:font-size-complex="11pt"/>
    </style:style>
    <style:style style:name="T5" style:family="text">
      <style:text-properties style:font-weight-complex="normal"/>
    </style:style>
    <style:style style:name="T6" style:family="text">
      <style:text-properties officeooo:rsid="0009e845" style:font-weight-complex="normal"/>
    </style:style>
    <style:style style:name="T7" style:family="text">
      <style:text-properties officeooo:rsid="000b42ab" style:font-weight-complex="normal"/>
    </style:style>
    <style:style style:name="T8" style:family="text">
      <style:text-properties officeooo:rsid="000b8522" style:font-weight-complex="normal"/>
    </style:style>
    <style:style style:name="T9" style:family="text">
      <style:text-properties officeooo:rsid="000b3573"/>
    </style:style>
    <style:style style:name="T10" style:family="text">
      <style:text-properties officeooo:rsid="000b8522"/>
    </style:style>
    <style:style style:name="T11" style:family="text">
      <style:text-properties officeooo:rsid="000bf015"/>
    </style:style>
    <style:style style:name="T12" style:family="text">
      <style:text-properties officeooo:rsid="000d4920"/>
    </style:style>
    <style:style style:name="T13" style:family="text">
      <style:text-properties officeooo:rsid="000ea626"/>
    </style:style>
    <style:style style:name="T14" style:family="text">
      <style:text-properties officeooo:rsid="0011fe5c"/>
    </style:style>
    <style:style style:name="T15" style:family="text">
      <style:text-properties officeooo:rsid="00136c99"/>
    </style:style>
    <style:style style:name="T16" style:family="text">
      <style:text-properties officeooo:rsid="001504c4"/>
    </style:style>
    <style:style style:name="T17" style:family="text">
      <style:text-properties officeooo:rsid="0016874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AE Schulprojekt <text:s/>- <text:s/>E1FI1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5"><text:span text:style-name="T1">C++ Projekt </text:span><text:span text:style-name="T2">v </text:span><text:span text:style-name="T3">1.0.</text:span><text:span text:style-name="T4">2</text:span></text:p>
      <text:p text:style-name="P4">_____________________________________________________</text:p>
      <text:p text:style-name="P4"/>
      <text:p text:style-name="P4"/>
      <text:p text:style-name="P10"/>
      <text:p text:style-name="P20">Berechnung verschiedener geometrische<text:span text:style-name="T10">n</text:span> Formen.</text:p>
      <text:p text:style-name="P20"/>
      <text:p text:style-name="P21">Hussein Khalil</text:p>
      <text:p text:style-name="P23"><text:tab/><text:tab/><text:tab/><text:tab/></text:p>
      <text:p text:style-name="P20">15.04.2019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7"><text:soft-page-break/>Selbstständigkeitserklärung</text:p>
      <text:p text:style-name="P6"/>
      <text:p text:style-name="P6"/>
      <text:p text:style-name="P15">Hiermit versichare ich, <text:s text:c="2"/>………………………………………………………</text:p>
      <text:p text:style-name="P14"><text:tab/><text:tab/><text:tab/><text:tab/><text:tab/><text:tab/>(Name, Vorname)</text:p>
      <text:p text:style-name="P14"/>
      <text:p text:style-name="P14">dass ich diese Hausarbeit (Zusammenfassung) mit dem Thema:</text:p>
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4"/>
      <text:p text:style-name="P14">selbstständig verfasst habe und keine anderen als die angegebenen Quellen und Hilfsmittel benutzt wurden, sowie Zitate kenntlich gemacht habe.</text:p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5">……………………………….……… <text:s text:c="17"/>……………………………………. <text:tab/></text:span><text:span text:style-name="T6">(Ort, Datum)<text:tab/><text:tab/><text:tab/><text:tab/><text:tab/><text:tab/> <text:s text:c="2"/>(Unterschrift)</text:span></text:p>
      <text:p text:style-name="P11"><text:soft-page-break/></text:p>
      <text:p text:style-name="P8">Prijekttagebuch</text:p>
      <text:p text:style-name="P8"/>
      <text:p text:style-name="P16">10.04.19</text:p>
      <text:list xml:id="list4031515610" text:style-name="L1">
        <text:list-item>
          <text:p text:style-name="P38">Komplettes Struktogramm mit den Unterprogrammen/ Funktionen erstellt.</text:p>
        </text:list-item>
        <text:list-item>
          <text:p text:style-name="P38">Lasten- / und Pflichtenheft erstellt.</text:p>
        </text:list-item>
      </text:list>
      <text:p text:style-name="P16"/>
      <text:p text:style-name="P16">20.04.19</text:p>
      <text:list xml:id="list1462837242" text:style-name="L2">
        <text:list-item>
          <text:p text:style-name="P39">Struktogramm des Haupt<text:span text:style-name="T10">p</text:span>rogrammes erstellt.</text:p>
        </text:list-item>
      </text:list>
      <text:p text:style-name="P16"/>
      <text:p text:style-name="P16">25.04.19</text:p>
      <text:list xml:id="list4081014391" text:style-name="L3">
        <text:list-item>
          <text:p text:style-name="P40">Switch statement für die Körperauswahl erstellt.</text:p>
        </text:list-item>
        <text:list-item>
          <text:p text:style-name="P40">Berechnung des Kreises <text:span text:style-name="T9">eingefügt.</text:span></text:p>
        </text:list-item>
      </text:list>
      <text:p text:style-name="P17"/>
      <text:p text:style-name="P17">26.04.19</text:p>
      <text:list xml:id="list2681424896" text:style-name="L4">
        <text:list-item>
          <text:p text:style-name="P41">Berechnung vom Quader, Kugel, Pyramide und dem Rest eingefügt.</text:p>
        </text:list-item>
        <text:list-item>
          <text:p text:style-name="P41">Methode zur Eingabe entwickelt, die die Eingabe vom Tastatur überprüft.</text:p>
        </text:list-item>
      </text:list>
      <text:p text:style-name="P17"/>
      <text:p text:style-name="P17">27.04.19</text:p>
      <text:list xml:id="list1170041973" text:style-name="L5">
        <text:list-item>
          <text:p text:style-name="P42">Methode zur Beschtätigung, bevor man das Programm schließt, entwickelt.</text:p>
        </text:list-item>
      </text:list>
      <text:p text:style-name="P17"/>
      <text:p text:style-name="P17">28.04.19</text:p>
      <text:list xml:id="list512851265" text:style-name="L6">
        <text:list-item>
          <text:p text:style-name="P45"><text:span text:style-name="T5">Methode trennt die Ausgabe ab. Diese Methode hat die Möglichkeit, </text:span><text:span text:style-name="T7">dass </text:span><text:span text:style-name="T8">sowohl </text:span><text:span text:style-name="T7">die Zahl als auch das Zeichen geändert werden.</text:span></text:p>
        </text:list-item>
      </text:list>
      <text:p text:style-name="P17"/>
      <text:p text:style-name="P17">29.04.19</text:p>
      <text:list xml:id="list1566052412" text:style-name="L7">
        <text:list-item>
          <text:p text:style-name="P43">Das Quellcode aufger<text:span text:style-name="T10">ä</text:span>umt und Globale Variablen gelöcht.</text:p>
        </text:list-item>
      </text:list>
      <text:p text:style-name="P18"/>
      <text:p text:style-name="P18">01.05.19</text:p>
      <text:list xml:id="list8931299" text:style-name="L8">
        <text:list-item>
          <text:p text:style-name="P44">Überprüfung des Programmes.</text:p>
        </text:list-item>
      </text:list>
      <text:p text:style-name="P24"/>
      <text:p text:style-name="P5"/>
      <text:p text:style-name="P5"/>
      <text:p text:style-name="P5"><text:soft-page-break/>Anhang - Aufgabenstellung</text:p>
      <text:p text:style-name="P2"/>
      <text:p text:style-name="P9"/>
      <text:p text:style-name="P19">Projekt geometrische Formen berechnen.</text:p>
      <text:p text:style-name="P19"/>
      <text:p text:style-name="P19"/>
      <text:p text:style-name="P19">Es soll ein Programm erstellt werden welches folgende Berechnungen durchführt.</text:p>
      <text:p text:style-name="P19"/>
      <text:list xml:id="list4149195237" text:style-name="WWNum10">
        <text:list-item>
          <text:p text:style-name="P46">Das Volumen und die Oberfläche folgender körper: </text:p>
        </text:list-item>
      </text:list>
      <text:p text:style-name="P32">Quader, Kugel, Pyramide, Kegel</text:p>
      <text:list xml:id="list140828391991634" text:continue-numbering="true" text:style-name="WWNum10">
        <text:list-item>
          <text:p text:style-name="P46">Die Oberfläche und Umfang folgender Flächen:</text:p>
        </text:list-item>
      </text:list>
      <text:p text:style-name="P32">Kreis, Ring, Rechtecks, Parallelogramm oder Dreiecke</text:p>
      <text:p text:style-name="P19"/>
      <text:list xml:id="list2046983301" text:style-name="WWNum1">
        <text:list-item>
          <text:p text:style-name="P47">Die Tastatureingabe muss Bedienungsfehler abfangen.</text:p>
        </text:list-item>
        <text:list-item>
          <text:p text:style-name="P47">Das Programm muss mit vielen kleinen Funktionen erstellt werden.</text:p>
        </text:list-item>
        <text:list-item>
          <text:p text:style-name="P47">Von der main() Funktion müssen die anderen Funktionen gesteuert werden.</text:p>
        </text:list-item>
        <text:list-item>
          <text:p text:style-name="P47">Bevor man zu programmieren beginnt muss ein Lastenheft und ein Pflichtenheft erstellt werden.</text:p>
        </text:list-item>
        <text:list-item>
          <text:p text:style-name="P47">Das Projekt muss in einem Schnellhefter abgegeben werden.</text:p>
        </text:list-item>
        <text:list-item>
          <text:p text:style-name="P47">Abgabetermin: 14.Mai 2019 zählt wie eine Klassenarbeit.</text:p>
        </text:list-item>
        <text:list-item>
          <text:p text:style-name="P47">Es wird stichprobenartig der Quellcode auf Verständnis abgefragt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</text:p>
      <text:p text:style-name="P27">Lastenheft</text:p>
      <text:p text:style-name="P30"/>
      <text:list xml:id="list3300349212" text:style-name="WWNum8">
        <text:list-item>
          <text:p text:style-name="P48">Beschreibung des Projektes</text:p>
        </text:list-item>
      </text:list>
      <text:p text:style-name="P32">Das Programm kann verschiedener geometrische Figuren berechenen z.B Quader, Kugel, Pyramide, kegel oder Kreis. Siehe<text:span text:style-name="T17">n Sie</text:span> bitte die Aufgabe Platt.</text:p>
      <text:p text:style-name="P32">Am Anfang des Programms wird eine Menü gezeigt, nach dem man es gestartet hat. Dann wird ein geometrisches Form gerechnet, nachdem man eine dazugehörige Zahl eingibt.</text:p>
      <text:p text:style-name="P32">Beim Fehler wird eine Fehlermeldung angezeigt.</text:p>
      <text:p text:style-name="P33"/>
      <text:list xml:id="list140829691368731" text:continue-numbering="true" text:style-name="WWNum8">
        <text:list-item>
          <text:p text:style-name="P48">Gewünschter SOLL-Zustand</text:p>
        </text:list-item>
      </text:list>
      <text:p text:style-name="P32">Das Programm kann folgende Punkte machen:</text:p>
      <text:list xml:id="list3934930499" text:style-name="WWNum2">
        <text:list-item>
          <text:p text:style-name="P52">Die möglichkeit von 9 verschiedenen Geometrischen Figuren.</text:p>
        </text:list-item>
        <text:list-item>
          <text:p text:style-name="P52">Abfrage von den Parametern die für Berechnung eines Form notwendig sind.</text:p>
        </text:list-item>
        <text:list-item>
          <text:p text:style-name="P52">Das Ergebnis wird in einer Variable gespeichert und dann auf dem Bildschirm ausgedruckt.</text:p>
        </text:list-item>
        <text:list-item>
          <text:p text:style-name="P52">Das Programm läuft bis der Benutzer es beenden möchte, falls kein Buchstaben statt Nummern eingibt.</text:p>
        </text:list-item>
      </text:list>
      <text:p text:style-name="P36"/>
      <text:list xml:id="list140828701874644" text:continue-list="list140829691368731" text:style-name="WWNum8">
        <text:list-item>
          <text:p text:style-name="P48">Zuständigkeiten</text:p>
        </text:list-item>
      </text:list>
      <text:p text:style-name="P32">Dieses Programm hat keine <text:span text:style-name="T11">S</text:span>chnittstellen von anderen Programme<text:span text:style-name="T12">n</text:span> und von Hussein Khalil entwickelt.</text:p>
      <text:p text:style-name="P33"/>
      <text:list xml:id="list2524796478" text:style-name="WWNum9">
        <text:list-item>
          <text:p text:style-name="P49">Funktionale Anforderungen</text:p>
        </text:list-item>
      </text:list>
      <text:p text:style-name="P33">Nachdem ein Form von Geometrischen Figuren vom Nutzer ausgewählt, wird das Programm nach gewünschten Zahlen gefragt. Dann wird das Ergebnis auf dem Bildschirm ausgedr<text:span text:style-name="T13">ü</text:span>ckt.</text:p>
      <text:p text:style-name="P33"/>
      <text:list xml:id="list291695611" text:style-name="WWNum3">
        <text:list-item>
          <text:p text:style-name="P50">Nicht-funktionale Anforderungen</text:p>
        </text:list-item>
      </text:list>
      <text:p text:style-name="P32">Der Quellcode mit Kommentaren ist gemacht. Sodass der Quellcode wird Klar sein, wenn man den prüfen möchte.</text:p>
      <text:p text:style-name="P33"/>
      <text:p text:style-name="P33"/>
      <text:p text:style-name="P26"/>
      <text:p text:style-name="P26"><text:soft-page-break/>Pflichtenheft</text:p>
      <text:p text:style-name="P26"/>
      <text:list xml:id="list2145710821" text:style-name="WWNum4">
        <text:list-item>
          <text:p text:style-name="P51">Zielbestimmungen</text:p>
        </text:list-item>
      </text:list>
      <text:list xml:id="list476091437" text:style-name="WWNum7">
        <text:list-item>
          <text:p text:style-name="P53">Muss-kriterien</text:p>
        </text:list-item>
      </text:list>
      <text:p text:style-name="P36">Einer von Folgenden Figuren kann ausgewählt werden:</text:p>
      <text:list xml:id="list47907032" text:style-name="WWNum5">
        <text:list-item>
          <text:p text:style-name="P55">Quader</text:p>
        </text:list-item>
        <text:list-item>
          <text:p text:style-name="P55">Kugel</text:p>
        </text:list-item>
        <text:list-item>
          <text:p text:style-name="P55">Pyramide</text:p>
        </text:list-item>
        <text:list-item>
          <text:p text:style-name="P55">Kegel</text:p>
        </text:list-item>
        <text:list-item>
          <text:p text:style-name="P55">Kreis</text:p>
        </text:list-item>
        <text:list-item>
          <text:p text:style-name="P55">Ring</text:p>
        </text:list-item>
        <text:list-item>
          <text:p text:style-name="P55">Rechtecks</text:p>
        </text:list-item>
        <text:list-item>
          <text:p text:style-name="P55">Parallelogramm</text:p>
        </text:list-item>
        <text:list-item>
          <text:p text:style-name="P55">Dreieck</text:p>
        </text:list-item>
      </text:list>
      <text:p text:style-name="P36">D<text:span text:style-name="T14">as</text:span> Volumen und Oberfläche werden vom Quader, Kugel, Pyramide und <text:span text:style-name="T15">K</text:span>egel berechnet.</text:p>
      <text:p text:style-name="P36">Die Fläche und Umfang werden vom Kreis, Ring, Rechtecks, Parallelgramm und Dreiecke berechnet.</text:p>
      <text:p text:style-name="P36"/>
      <text:list xml:id="list140828647256462" text:continue-list="list476091437" text:style-name="WWNum7">
        <text:list-item>
          <text:p text:style-name="P53">Wunsch-kretieren</text:p>
        </text:list-item>
      </text:list>
      <text:p text:style-name="P36">Sinnvolles Runden der Ergebnisse (2 Stellen nach dem Komma).</text:p>
      <text:p text:style-name="P36"/>
      <text:list xml:id="list140828122718170" text:continue-numbering="true" text:style-name="WWNum7">
        <text:list-item>
          <text:p text:style-name="P53">Abgrenzungskriterien</text:p>
        </text:list-item>
      </text:list>
      <text:p text:style-name="P36">Speicherung der Ergebnisse.</text:p>
      <text:p text:style-name="P34"/>
      <text:list xml:id="list140828939955859" text:continue-list="list2145710821" text:style-name="WWNum4">
        <text:list-item>
          <text:p text:style-name="P51">Produkteinsatz</text:p>
        </text:list-item>
      </text:list>
      <text:list xml:id="list890117299" text:style-name="WWNum6">
        <text:list-item>
          <text:p text:style-name="P54">Anwendungsbereiche</text:p>
        </text:list-item>
      </text:list>
      <text:p text:style-name="P36">Übung eines Projektes mit <text:span text:style-name="T16">E</text:span>rstellung eines Lasten- Pflichtenheft.</text:p>
      <text:p text:style-name="P36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3d73" fo:font-weight="bold" fo:background-color="#fffff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print-date>2019-05-11T14:07:53.026226185</meta:print-date>
    <dc:date>2019-05-13T14:08:27.405979145</dc:date>
    <meta:editing-duration>PT25M18S</meta:editing-duration>
    <meta:editing-cycles>14</meta:editing-cycles>
    <meta:document-statistic meta:table-count="0" meta:image-count="0" meta:object-count="0" meta:page-count="6" meta:paragraph-count="88" meta:word-count="531" meta:character-count="3996" meta:non-whitespace-character-count="3555"/>
  </office:meta>
</office:document-meta>
</file>